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estinataires" style:display-name="table_destinataires" style:family="table">
      <style:table-properties style:width="17cm" table:align="margins"/>
    </style:style>
    <style:style style:name="table_5f_destinataires.A" style:display-name="table_destinataires.A" style:family="table-column">
      <style:table-column-properties style:column-width="2.427cm" style:rel-column-width="9359*"/>
    </style:style>
    <style:style style:name="table_5f_destinataires.C" style:display-name="table_destinataires.C" style:family="table-column">
      <style:table-column-properties style:column-width="2.429cm" style:rel-column-width="9366*"/>
    </style:style>
    <style:style style:name="table_5f_destinataires.F" style:display-name="table_destinataires.F" style:family="table-column">
      <style:table-column-properties style:column-width="2.431cm" style:rel-column-width="9367*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G1" style:display-name="table_destinataires.G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G2" style:display-name="table_destinataires.G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text-properties style:font-name="Lato" officeooo:rsid="002018f3" officeooo:paragraph-rsid="002018f3"/>
    </style:style>
    <style:style style:name="P4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1pt" fo:font-weight="bold" officeooo:rsid="0022aff0" officeooo:paragraph-rsid="0022aff0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Lato" officeooo:rsid="002c4910" officeooo:paragraph-rsid="002c4910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bcc74" style:font-size-asian="15pt" style:font-weight-asian="normal" style:font-size-complex="15pt" style:font-weight-complex="normal"/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email"/>
        <text:user-field-decl office:value-type="string" office:string-value="" text:name="type"/>
        <text:user-field-decl office:value-type="float" office:value="0" text:name="date_envoi"/>
        <text:user-field-decl office:value-type="float" office:value="0" text:name="dernier_envoi"/>
        <text:user-field-decl office:value-type="string" office:string-value="" text:name="nombre_envois"/>
        <text:user-field-decl office:value-type="string" office:string-value="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</text:user-field-decls>
      <text:p text:style-name="P7">Accusé de lecture de mail sécurisé</text:p>
      <text:p text:style-name="P9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3">Dernière mise à jour : <text:user-field-get style:data-style-name="N10071" text:name="date">30/12/1899 00:00:00</text:user-field-get></text:p>
      <text:p text:style-name="P2"/>
      <text:p text:style-name="P8"/>
      <table:table table:name="table_destinataires" table:style-name="table_5f_destinataires">
        <table:table-column table:style-name="table_5f_destinataires.A" table:number-columns-repeated="2"/>
        <table:table-column table:style-name="table_5f_destinataires.C"/>
        <table:table-column table:style-name="table_5f_destinataires.A" table:number-columns-repeated="2"/>
        <table:table-column table:style-name="table_5f_destinataires.F"/>
        <table:table-column table:style-name="table_5f_destinataires.C"/>
        <table:table-row>
          <table:table-cell table:style-name="table_5f_destinataires.A1" office:value-type="string">
            <text:p text:style-name="P5">Email</text:p>
          </table:table-cell>
          <table:table-cell table:style-name="table_5f_destinataires.A1" office:value-type="string">
            <text:p text:style-name="P5">Type</text:p>
          </table:table-cell>
          <table:table-cell table:style-name="table_5f_destinataires.A1" office:value-type="string">
            <text:p text:style-name="P5">Date d’envoi</text:p>
          </table:table-cell>
          <table:table-cell table:style-name="table_5f_destinataires.A1" office:value-type="string">
            <text:p text:style-name="P5">Dernier envoi</text:p>
          </table:table-cell>
          <table:table-cell table:style-name="table_5f_destinataires.A1" office:value-type="string">
            <text:p text:style-name="P5">Nombre d’envois</text:p>
          </table:table-cell>
          <table:table-cell table:style-name="table_5f_destinataires.A1" office:value-type="string">
            <text:p text:style-name="P5">Lecture</text:p>
          </table:table-cell>
          <table:table-cell table:style-name="table_5f_destinataires.G1" office:value-type="string">
            <text:p text:style-name="P6">Réponse</text:p>
          </table:table-cell>
        </table:table-row>
        <table:table-row>
          <table:table-cell table:style-name="table_5f_destinataires.A2" office:value-type="string">
            <text:p text:style-name="P4"><text:user-field-get text:name="email"/></text:p>
          </table:table-cell>
          <table:table-cell table:style-name="table_5f_destinataires.B2" office:value-type="string">
            <text:p text:style-name="P4"><text:user-field-get text:name="type"/></text:p>
          </table:table-cell>
          <table:table-cell table:style-name="table_5f_destinataires.C2" office:value-type="string">
            <text:p text:style-name="P4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4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4"><text:user-field-get text:name="nombre_envois"/></text:p>
          </table:table-cell>
          <table:table-cell table:style-name="table_5f_destinataires.F2" office:value-type="string">
            <text:p text:style-name="P4"><text:user-field-get text:name="lecture"/></text:p>
          </table:table-cell>
          <table:table-cell table:style-name="table_5f_destinataires.G2" office:value-type="string">
            <text:p text:style-name="P4"><text:user-field-get style:data-style-name="N10071" text:name="date_reponse">30/12/1899 00:00:00</text:user-field-get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1-05T11:48:51.711992829</dc:date>
    <meta:editing-duration>PT37M41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1" meta:paragraph-count="17" meta:word-count="34" meta:character-count="226" meta:non-whitespace-character-count="205"/>
  </office:meta>
</office:document-meta>
</file>